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12pt" officeooo:rsid="0015f7c8" officeooo:paragraph-rsid="0015f7c8" style:font-size-asian="10.5pt" style:font-size-complex="12pt"/>
    </style:style>
    <style:style style:name="P2" style:family="paragraph" style:parent-style-name="Text_20_body">
      <style:text-properties fo:font-size="12pt" fo:font-weight="bold" officeooo:rsid="0015f7c8" officeooo:paragraph-rsid="0015f7c8" style:font-size-asian="10.5pt" style:font-weight-asian="bold" style:font-size-complex="12pt" style:font-weight-complex="bold"/>
    </style:style>
    <style:style style:name="P3" style:family="paragraph" style:parent-style-name="Text_20_body">
      <style:text-properties fo:font-size="12pt" fo:font-weight="bold" officeooo:rsid="0018c0a4" officeooo:paragraph-rsid="0018c0a4" style:font-size-asian="10.5pt" style:font-weight-asian="bold" style:font-size-complex="12pt" style:font-weight-complex="bold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>
      <style:paragraph-properties fo:margin-top="0in" fo:margin-bottom="0in" loext:contextual-spacing="false"/>
      <style:text-properties fo:font-size="12pt" fo:font-weight="bold" officeooo:rsid="0018c0a4" officeooo:paragraph-rsid="0018c0a4" style:font-size-asian="10.5pt" style:font-weight-asian="bold" style:font-size-complex="12pt" style:font-weight-complex="bold"/>
    </style:style>
    <style:style style:name="P6" style:family="paragraph" style:parent-style-name="Text_20_body">
      <style:paragraph-properties fo:margin-top="0in" fo:margin-bottom="0in" loext:contextual-spacing="false"/>
      <style:text-properties fo:font-size="12pt" fo:font-weight="bold" officeooo:rsid="0019ed39" officeooo:paragraph-rsid="0019ed39" style:font-size-asian="10.5pt" style:font-weight-asian="bold" style:font-size-complex="12pt" style:font-weight-complex="bold"/>
    </style:style>
    <style:style style:name="P7" style:family="paragraph" style:parent-style-name="Text_20_body">
      <style:paragraph-properties fo:margin-top="0in" fo:margin-bottom="0in" loext:contextual-spacing="false"/>
      <style:text-properties fo:font-size="12pt" fo:font-weight="bold" officeooo:rsid="0019ed39" officeooo:paragraph-rsid="001a7b5f" style:font-size-asian="10.5pt" style:font-weight-asian="bold" style:font-size-complex="12pt" style:font-weight-complex="bold"/>
    </style:style>
    <style:style style:name="P8" style:family="paragraph" style:parent-style-name="Text_20_body">
      <style:paragraph-properties fo:margin-top="0in" fo:margin-bottom="0in" loext:contextual-spacing="false"/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P9" style:family="paragraph" style:parent-style-name="Text_20_body">
      <style:paragraph-properties fo:margin-top="0in" fo:margin-bottom="0in" loext:contextual-spacing="false"/>
      <style:text-properties fo:font-size="12pt" fo:font-weight="normal" officeooo:rsid="0018c0a4" officeooo:paragraph-rsid="0018c0a4" style:font-size-asian="10.5pt" style:font-weight-asian="normal" style:font-size-complex="12pt" style:font-weight-complex="normal"/>
    </style:style>
    <style:style style:name="P10" style:family="paragraph" style:parent-style-name="Text_20_body">
      <style:paragraph-properties fo:margin-top="0in" fo:margin-bottom="0in" loext:contextual-spacing="false"/>
      <style:text-properties fo:font-weight="bold" officeooo:rsid="0019ed39" officeooo:paragraph-rsid="0019ed39" style:font-weight-asian="bold" style:font-weight-complex="bold"/>
    </style:style>
    <style:style style:name="P11" style:family="paragraph" style:parent-style-name="Text_20_body">
      <style:paragraph-properties fo:margin-top="0in" fo:margin-bottom="0in" loext:contextual-spacing="false"/>
      <style:text-properties officeooo:paragraph-rsid="001a7b5f"/>
    </style:style>
    <style:style style:name="P1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paragraph-rsid="001fba20"/>
    </style:style>
    <style:style style:name="P1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12pt" fo:font-weight="normal" officeooo:rsid="001c88c4" officeooo:paragraph-rsid="001fba20" style:font-size-asian="10.5pt" style:font-weight-asian="normal" style:font-size-complex="12pt" style:font-weight-complex="normal"/>
    </style:style>
    <style:style style:name="P14" style:family="paragraph" style:parent-style-name="Text_20_body">
      <style:text-properties fo:font-weight="bold" officeooo:paragraph-rsid="00235da3" style:font-weight-asian="bold" style:font-weight-complex="bold"/>
    </style:style>
    <style:style style:name="P15" style:family="paragraph" style:parent-style-name="Text_20_body">
      <style:text-properties fo:font-weight="bold" officeooo:rsid="00235da3" officeooo:paragraph-rsid="00235da3" style:font-weight-asian="bold" style:font-weight-complex="bold"/>
    </style:style>
    <style:style style:name="P16" style:family="paragraph" style:parent-style-name="Text_20_body">
      <style:text-properties fo:font-weight="bold" officeooo:paragraph-rsid="002b6944" style:font-weight-asian="bold" style:font-weight-complex="bold"/>
    </style:style>
    <style:style style:name="P17" style:family="paragraph" style:parent-style-name="Text_20_body">
      <style:text-properties fo:font-size="12pt" fo:font-weight="bold" officeooo:rsid="002e3bd1" officeooo:paragraph-rsid="002e3bd1" style:font-size-asian="10.5pt" style:font-weight-asian="bold" style:font-size-complex="12pt" style:font-weight-complex="bold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fo:font-size="12pt" fo:font-weight="normal" officeooo:rsid="0019ed39" officeooo:paragraph-rsid="0019ed39" style:font-size-asian="10.5pt" style:font-weight-asian="normal" style:font-size-complex="12pt" style:font-weight-complex="normal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fo:font-size="12pt" fo:font-weight="normal" officeooo:rsid="001a7b5f" officeooo:paragraph-rsid="001a7b5f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2c7c65" style:font-size-asian="10.5pt" style:font-weight-asian="bold" style:font-size-complex="12pt" style:font-weight-complex="bold"/>
    </style:style>
    <style:style style:name="P21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2e3bd1" style:font-size-asian="10.5pt" style:font-weight-asian="bold" style:font-size-complex="12pt" style:font-weight-complex="bold"/>
    </style:style>
    <style:style style:name="P22" style:family="paragraph" style:parent-style-name="Text_20_body" style:list-style-name="L1">
      <style:paragraph-properties fo:margin-top="0in" fo:margin-bottom="0in" loext:contextual-spacing="false"/>
      <style:text-properties officeooo:paragraph-rsid="001a7b5f"/>
    </style:style>
    <style:style style:name="P23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235da3" style:font-weight-asian="bold" style:font-weight-complex="bold"/>
    </style:style>
    <style:style style:name="P24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2b6944" style:font-weight-asian="bold" style:font-weight-complex="bold"/>
    </style:style>
    <style:style style:name="P25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288271" style:font-weight-asian="bold" style:font-weight-complex="bold"/>
    </style:style>
    <style:style style:name="P26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2b6944" style:font-weight-asian="bold" style:font-weight-complex="bold"/>
    </style:style>
    <style:style style:name="P27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28f736" style:font-weight-asian="bold" style:font-weight-complex="bold"/>
    </style:style>
    <style:style style:name="P28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2b6944" style:font-weight-asian="bold" style:font-weight-complex="bold"/>
    </style:style>
    <style:style style:name="P29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2c761e" style:font-weight-asian="bold" style:font-weight-complex="bold"/>
    </style:style>
    <style:style style:name="P30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2fd2da" style:font-weight-asian="bold" style:font-weight-complex="bold"/>
    </style:style>
    <style:style style:name="P31" style:family="paragraph" style:parent-style-name="Text_20_body" style:list-style-name="L2">
      <style:paragraph-properties fo:margin-top="0in" fo:margin-bottom="0in" loext:contextual-spacing="false"/>
      <style:text-properties fo:font-weight="normal" officeooo:rsid="00288271" officeooo:paragraph-rsid="00288271" style:font-weight-asian="normal" style:font-weight-complex="normal"/>
    </style:style>
    <style:style style:name="P32" style:family="paragraph" style:parent-style-name="Text_20_body" style:list-style-name="L2">
      <style:paragraph-properties fo:margin-top="0in" fo:margin-bottom="0in" loext:contextual-spacing="false"/>
      <style:text-properties fo:font-weight="normal" officeooo:rsid="0028f736" officeooo:paragraph-rsid="0028f736" style:font-weight-asian="normal" style:font-weight-complex="normal"/>
    </style:style>
    <style:style style:name="P33" style:family="paragraph" style:parent-style-name="Text_20_body" style:list-style-name="L3">
      <style:paragraph-properties fo:margin-top="0in" fo:margin-bottom="0in" loext:contextual-spacing="false"/>
      <style:text-properties fo:font-weight="normal" officeooo:rsid="002bfa84" officeooo:paragraph-rsid="002bfa84" style:font-weight-asian="normal" style:font-weight-complex="normal"/>
    </style:style>
    <style:style style:name="P34" style:family="paragraph" style:parent-style-name="Text_20_body" style:list-style-name="L2">
      <style:paragraph-properties fo:margin-top="0in" fo:margin-bottom="0in" loext:contextual-spacing="false"/>
      <style:text-properties fo:font-weight="normal" officeooo:rsid="002c193a" officeooo:paragraph-rsid="002c193a" style:font-weight-asian="normal" style:font-weight-complex="normal"/>
    </style:style>
    <style:style style:name="P35" style:family="paragraph" style:parent-style-name="Text_20_body" style:list-style-name="L3">
      <style:paragraph-properties fo:margin-top="0in" fo:margin-bottom="0in" loext:contextual-spacing="false"/>
      <style:text-properties officeooo:paragraph-rsid="002bfa84"/>
    </style:style>
    <style:style style:name="P36" style:family="paragraph" style:parent-style-name="Text_20_body" style:list-style-name="L3">
      <style:paragraph-properties fo:margin-top="0in" fo:margin-bottom="0in" loext:contextual-spacing="false"/>
      <style:text-properties officeooo:rsid="002bfa84" officeooo:paragraph-rsid="002bfa84"/>
    </style:style>
    <style:style style:name="P37" style:family="paragraph" style:parent-style-name="Text_20_body" style:list-style-name="L3">
      <style:paragraph-properties fo:margin-top="0in" fo:margin-bottom="0in" loext:contextual-spacing="false"/>
      <style:text-properties officeooo:rsid="002c193a" officeooo:paragraph-rsid="002c193a"/>
    </style:style>
    <style:style style:name="P38" style:family="paragraph" style:parent-style-name="Text_20_body" style:list-style-name="L4">
      <style:paragraph-properties fo:margin-top="0in" fo:margin-bottom="0in" loext:contextual-spacing="false"/>
      <style:text-properties officeooo:paragraph-rsid="002e3bd1"/>
    </style:style>
    <style:style style:name="P39" style:family="paragraph" style:parent-style-name="Text_20_body" style:list-style-name="L4">
      <style:paragraph-properties fo:margin-top="0in" fo:margin-bottom="0in" loext:contextual-spacing="false"/>
      <style:text-properties officeooo:paragraph-rsid="002fd2da"/>
    </style:style>
    <style:style style:name="P40" style:family="paragraph" style:parent-style-name="Text_20_body">
      <style:paragraph-properties fo:margin-top="0in" fo:margin-bottom="0in" loext:contextual-spacing="false"/>
      <style:text-properties officeooo:rsid="002fd2da" officeooo:paragraph-rsid="002fd2da"/>
    </style:style>
    <style:style style:name="P41" style:family="paragraph" style:parent-style-name="Text_20_body" style:list-style-name="L1">
      <style:paragraph-properties fo:margin-left="0in" fo:margin-right="0in" fo:margin-top="0in" fo:margin-bottom="0in" loext:contextual-spacing="false" fo:text-indent="0in" style:auto-text-indent="false"/>
      <style:text-properties fo:font-size="12pt" fo:font-weight="bold" officeooo:rsid="001a7b5f" officeooo:paragraph-rsid="001a7b5f" style:font-size-asian="10.5pt" style:font-weight-asian="bold" style:font-size-complex="12pt" style:font-weight-complex="bold"/>
    </style:style>
    <style:style style:name="P4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12pt" fo:font-weight="bold" officeooo:rsid="001c88c4" officeooo:paragraph-rsid="001fba20" style:font-size-asian="10.5pt" style:font-weight-asian="bold" style:font-size-complex="12pt" style:font-weight-complex="bold"/>
    </style:style>
    <style:style style:name="P4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size="12pt" fo:font-weight="normal" officeooo:rsid="001c88c4" officeooo:paragraph-rsid="001fba20" style:font-size-asian="10.5pt" style:font-weight-asian="normal" style:font-size-complex="12pt" style:font-weight-complex="normal"/>
    </style:style>
    <style:style style:name="P44" style:family="paragraph" style:parent-style-name="Text_20_body" style:list-style-name="L1">
      <style:paragraph-properties fo:margin-left="0in" fo:margin-right="0in" fo:margin-top="0in" fo:margin-bottom="0in" loext:contextual-spacing="false" fo:text-indent="0in" style:auto-text-indent="false"/>
      <style:text-properties officeooo:paragraph-rsid="001a7b5f"/>
    </style:style>
    <style:style style:name="P45" style:family="paragraph" style:parent-style-name="Text_20_body" style:list-style-name="L1">
      <style:paragraph-properties fo:margin-left="0in" fo:margin-right="0in" fo:margin-top="0in" fo:margin-bottom="0in" loext:contextual-spacing="false" fo:text-indent="0in" style:auto-text-indent="false"/>
      <style:text-properties fo:font-weight="bold" officeooo:rsid="002fd2da" officeooo:paragraph-rsid="002fd2da" style:font-weight-asian="bold" style:font-weight-complex="bold"/>
    </style:style>
    <style:style style:name="P46" style:family="paragraph" style:parent-style-name="Heading_20_1">
      <style:text-properties fo:font-size="14pt" officeooo:rsid="0015b526" officeooo:paragraph-rsid="0015b526" style:font-size-asian="14pt" style:font-size-complex="14pt"/>
    </style:style>
    <style:style style:name="P47" style:family="paragraph" style:parent-style-name="Heading_20_2">
      <style:text-properties fo:font-size="13pt" fo:font-style="italic" officeooo:rsid="0015f7c8" officeooo:paragraph-rsid="0015f7c8" style:font-size-asian="11.3500003814697pt" style:font-style-asian="italic" style:font-size-complex="13pt" style:font-style-complex="italic"/>
    </style:style>
    <style:style style:name="P48" style:family="paragraph" style:parent-style-name="Heading_20_2">
      <style:text-properties fo:font-size="14pt" officeooo:paragraph-rsid="001fba20" style:font-size-asian="14pt" style:font-size-complex="14pt"/>
    </style:style>
    <style:style style:name="P49" style:family="paragraph" style:parent-style-name="Heading_20_2">
      <style:text-properties fo:font-size="14pt" fo:font-style="italic" officeooo:rsid="002c7c65" officeooo:paragraph-rsid="002c7c65" style:font-size-asian="12.25pt" style:font-style-asian="italic" style:font-size-complex="14pt" style:font-style-complex="italic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fba20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6" style:family="text">
      <style:text-properties fo:font-weight="normal" officeooo:rsid="0016dc5e" style:font-weight-asian="normal" style:font-weight-complex="normal"/>
    </style:style>
    <style:style style:name="T7" style:family="text">
      <style:text-properties fo:font-weight="normal" officeooo:rsid="0018c0a4" style:font-weight-asian="normal" style:font-weight-complex="normal"/>
    </style:style>
    <style:style style:name="T8" style:family="text">
      <style:text-properties fo:font-size="12pt" fo:font-weight="bold" officeooo:rsid="0018c0a4" style:font-size-asian="10.5pt" style:font-weight-asian="bold" style:font-size-complex="12pt" style:font-weight-complex="bold"/>
    </style:style>
    <style:style style:name="T9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0" style:family="text">
      <style:text-properties fo:font-size="12pt" fo:font-weight="bold" officeooo:rsid="001bdea1" style:font-size-asian="10.5pt" style:font-weight-asian="bold" style:font-size-complex="12pt" style:font-weight-complex="bold"/>
    </style:style>
    <style:style style:name="T11" style:family="text">
      <style:text-properties fo:font-size="12pt" fo:font-weight="bold" officeooo:rsid="001c88c4" style:font-size-asian="10.5pt" style:font-weight-asian="bold" style:font-size-complex="12pt" style:font-weight-complex="bold"/>
    </style:style>
    <style:style style:name="T12" style:family="text">
      <style:text-properties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9ed39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1a7b5f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c88c4" style:font-size-asian="10.5pt" style:font-weight-asian="normal" style:font-size-complex="12pt" style:font-weight-complex="normal"/>
    </style:style>
    <style:style style:name="T18" style:family="text">
      <style:text-properties fo:font-size="12pt" style:font-size-asian="10.5pt" style:font-size-complex="12pt"/>
    </style:style>
    <style:style style:name="T19" style:family="text">
      <style:text-properties fo:font-size="12pt" officeooo:rsid="0018c0a4" style:font-size-asian="10.5pt" style:font-size-complex="12pt"/>
    </style:style>
    <style:style style:name="T20" style:family="text">
      <style:text-properties fo:font-size="12pt" officeooo:rsid="001bdea1" style:font-size-asian="10.5pt" style:font-size-complex="12pt"/>
    </style:style>
    <style:style style:name="T21" style:family="text">
      <style:text-properties fo:font-size="12pt" fo:font-style="normal" style:font-size-asian="10.5pt" style:font-style-asian="normal" style:font-size-complex="12pt" style:font-style-complex="normal"/>
    </style:style>
    <style:style style:name="T22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23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24" style:family="text">
      <style:text-properties fo:font-size="12pt" fo:font-style="normal" officeooo:rsid="0028f736" style:font-size-asian="10.5pt" style:font-style-asian="normal" style:font-size-complex="12pt" style:font-style-complex="normal"/>
    </style:style>
    <style:style style:name="T25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26" style:family="text">
      <style:text-properties fo:font-size="12pt" fo:font-style="normal" officeooo:rsid="002c193a" style:font-size-asian="10.5pt" style:font-style-asian="normal" style:font-size-complex="12pt" style:font-style-complex="normal"/>
    </style:style>
    <style:style style:name="T27" style:family="text">
      <style:text-properties fo:font-size="12pt" fo:font-style="normal" officeooo:rsid="002c761e" style:font-size-asian="10.5pt" style:font-style-asian="normal" style:font-size-complex="12pt" style:font-style-complex="normal"/>
    </style:style>
    <style:style style:name="T28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2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25f668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26d79f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0288271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028f736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size="12pt" fo:font-style="normal" fo:font-weight="normal" officeooo:rsid="002c761e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size="12pt" fo:font-style="normal" fo:font-weight="normal" officeooo:rsid="002c7c65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tyle="italic" officeooo:rsid="001fba20" style:font-style-asian="italic" style:font-style-complex="italic"/>
    </style:style>
    <style:style style:name="T46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47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48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49" style:family="text">
      <style:text-properties fo:font-size="13pt" fo:font-style="normal" officeooo:rsid="001fba20" style:font-size-asian="13pt" style:font-style-asian="normal" style:font-size-complex="13pt" style:font-style-complex="normal"/>
    </style:style>
    <style:style style:name="T50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51" style:family="text">
      <style:text-properties fo:font-size="13pt" fo:font-style="normal" officeooo:rsid="002c193a" style:font-size-asian="13pt" style:font-style-asian="normal" style:font-size-complex="13pt" style:font-style-complex="normal"/>
    </style:style>
    <style:style style:name="T52" style:family="text">
      <style:text-properties officeooo:rsid="00235da3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Knjigovodstvo</text:h>
      <text:p text:style-name="P1">Ov<text:span text:style-name="T52">i</text:span> slučaj<text:span text:style-name="T52">evi</text:span> upotrebe odnos<text:span text:style-name="T52">e</text:span> se na poslove oko evidentiranja i plaćanja računa dospelih na adresu firme, odnosno izdavanje računa od strane firme I njihovo naplaćivanje. <text:span text:style-name="T52">Takođe, ovde spada I pravljenje I prikazivanje raznih statistika vezanih za prihode I troškove firme.</text:span></text:p>
      <text:h text:style-name="P47" text:outline-level="2">Slučaj upotrebe: <text:span text:style-name="T1">Računi koje izdaje firma</text:span></text:h>
      <text:p text:style-name="P2">1. Kratak opis: <text:span text:style-name="T6">Izdavanje računa od strane firme na osnovu otpremnice, </text:span><text:span text:style-name="T7">evidentiranje plaćenih računa.</text:span></text:p>
      <text:p text:style-name="P5">2. Učesnici:</text:p>
      <text:p text:style-name="P11"><text:span text:style-name="T8"><text:tab/></text:span><text:span text:style-name="T13">Menadžer prodaje – izdaje otpremnicu, </text:span><text:span text:style-name="T14">želi efikasno izdavanje računa na osnovu <text:tab/>odgovarajuće otpremnice, ali </text:span><text:span text:style-name="T15">i</text:span><text:span text:style-name="T14"> mogućnost manuelnog pravljenja računa</text:span></text:p>
      <text:p text:style-name="P11"><text:span text:style-name="T14"><text:tab/></text:span><text:span text:style-name="T15">Vozač – predaje otpremnicu kupcu, koju on potpisuje I vraća potpisanu otpremnicu <text:tab/>menadžeru prodaje</text:span><text:span text:style-name="T14"> </text:span></text:p>
      <text:p text:style-name="P8"><text:tab/>Kupac – želi kvalitetan proizvod I brzo izavanje računa</text:p>
      <text:p text:style-name="P4"><text:span text:style-name="T13"><text:tab/></text:span><text:span text:style-name="T15">Banka – šalje obaveštenje firmi o dospeloj uplati</text:span></text:p>
      <text:p text:style-name="P8"><text:tab/>Sekretarica – vrši evidentiranje plaćenih računa na osnovu dospelih uplata na žiro račun <text:tab/>firme</text:p>
      <text:p text:style-name="P10"><text:span text:style-name="T19">3. </text:span><text:span text:style-name="T18">Preduslovi: </text:span><text:span text:style-name="T15">Izadata je otpremnica, r</text:span><text:span text:style-name="T12">oba je isporučena, kupac je potpisao otpremnicu, firma je obaveštena o dospeloj uplati</text:span></text:p>
      <text:p text:style-name="P10"><text:span text:style-name="T18">4. Postuslovi: </text:span><text:span text:style-name="T12">Plaćeni račun je štikliran I uklonjen iz liste neplaćenih računa</text:span></text:p>
      <text:p text:style-name="P6">5. Osnovni tok:</text:p>
      <text:list xml:id="list7152424400081436335" text:style-name="L1">
        <text:list-item>
          <text:p text:style-name="P18">Menadžer prodaje štampa otpremnicu, koja se pamti u sistemu, I predaje je vozaču.</text:p>
        </text:list-item>
        <text:list-item>
          <text:p text:style-name="P18">Vozač doprema robu na adresu kupca.</text:p>
        </text:list-item>
        <text:list-item>
          <text:p text:style-name="P18">Vozač predaje robu kupcu, kupac potpisuje otpremnicu.</text:p>
        </text:list-item>
        <text:list-item>
          <text:p text:style-name="P18">Vozač donosi potpisanu otpremnicu menadžeru prodaje.</text:p>
        </text:list-item>
        <text:list-item>
          <text:p text:style-name="P18">Menadžer prodaje pravi račun na osnovu date otpremnice u sistemu I šalje ga kupcu.</text:p>
        </text:list-item>
        <text:list-item>
          <text:p text:style-name="P19">Kupac vrši uplatu na žiro račun firme.</text:p>
        </text:list-item>
        <text:list-item>
          <text:p text:style-name="P22"><text:span text:style-name="T15">Banka šalje obaveštenje firmi (email-om</text:span><text:span text:style-name="T14"> </text:span><text:span text:style-name="T15">ili SMS-om) o dospeloj uplati.</text:span></text:p>
        </text:list-item>
        <text:list-item>
          <text:p text:style-name="P19">Sekretarica evidentira plaćeni račun, koji se zatim briše iz spiska neplaćenih računa.</text:p>
        </text:list-item>
        <text:list-item>
          <text:p text:style-name="P19">Firma šalje obaveštenje kupcu da je uplata računa protekla uspešno.</text:p>
          <text:p text:style-name="P41">6. Alternativni tok:</text:p>
          <text:list>
            <text:list-item>
              <text:list>
                <text:list-header>
                  <text:p text:style-name="P44"><text:span text:style-name="T9"><text:s text:c="5"/></text:span><text:span text:style-name="T10">5: Promena podataka na otpremici: </text:span><text:span text:style-name="T16">Kupac je izrazio neslaganje sa podacima napisanim na <text:tab/>otpremnici I naznačio pravu količinu I vrstu proizvoda koje je poručio. Menadžer prodaje <text:tab/>proverava ove napomene I ručno unosi podatke u sistem, na osnovu čega se štampa račun, <text:tab/>koji se zatim šalje kupcu. Slučaj upotrebe naspavlja se na koraku 6.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5"><text:span text:style-name="T20"><text:s text:c="4"/>6: </text:span><text:span text:style-name="T18">Kupac nije platio račun u predviđenom roku: </text:span><text:span text:style-name="T12">Sistem šalje obaveštenje firmi da postoji <text:tab/>potraživanje koje nije uredno izmireno. Menadžer prodaje postupa u skladu sa takvim <text:tab/>situacijama I podešava novi rok za plaćanje datog računa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p text:style-name="P12"><text:span text:style-name="T16"><text:s text:c="4"/></text:span><text:span text:style-name="T11">8</text:span><text:span text:style-name="T10">: </text:span><text:span text:style-name="T11">Delimično plaćanje računa: </text:span><text:span text:style-name="T17">Kupac je izvršio uplatu, ali ona ne pokriva račun u celosti. <text:tab/>Sekretarica zapisuje u posebnu svesku količinu uplaćenog novca. Slučaj upotrebe nastavlja s</text:span></text:p>
      <text:p text:style-name="P13"><text:tab/>e na koraku 6.</text:p>
      <text:p text:style-name="P42"/>
      <text:p text:style-name="P13"><text:soft-page-break/><text:s/></text:p>
      <text:h text:style-name="P48" text:outline-level="2"><text:span text:style-name="T45"/></text:h>
      <text:h text:style-name="P48" text:outline-level="2"><text:span text:style-name="T45">Slučaj upotrebe: </text:span><text:span text:style-name="T2">Računi koje firma plaća</text:span></text:h>
      <text:p text:style-name="P14"><text:span text:style-name="T46">Podslučaj </text:span><text:span text:style-name="T47">1</text:span><text:span text:style-name="T46">: </text:span><text:span text:style-name="T49">Pla</text:span><text:span text:style-name="T50">ćanje računa za sirovine</text:span></text:p>
      <text:p text:style-name="P14"><text:span text:style-name="T22">1. Kratak opis: </text:span><text:span text:style-name="T30">Proces plaćanja računa za pristigle sirovine, zabeleženih u sistemu, </text:span><text:span text:style-name="T31">ranije generisanih na osnovu porudžbina</text:span><text:span text:style-name="T30">.</text:span></text:p>
      <text:p text:style-name="P23"><text:span text:style-name="T21">2. Učesnici:</text:span></text:p>
      <text:p text:style-name="P23"><text:span text:style-name="T21"><text:tab/></text:span><text:span text:style-name="T31">Knjigovođa</text:span><text:span text:style-name="T29"> – </text:span><text:span text:style-name="T31">želi brz pristup </text:span><text:span text:style-name="T32">listi neplaćenih računa</text:span></text:p>
      <text:p text:style-name="P23"><text:span text:style-name="T32"><text:tab/></text:span><text:span text:style-name="T35">Magacioner – želi brz pristup bazi sirovina</text:span></text:p>
      <text:p text:style-name="P23"><text:span text:style-name="T32"><text:tab/>Dobavljač – želi brzu naplatu računa</text:span></text:p>
      <text:p text:style-name="P23"><text:span text:style-name="T32"><text:tab/></text:span><text:span text:style-name="T39">Posrednik</text:span><text:span text:style-name="T34"> – </text:span><text:span text:style-name="T39">banka ili pošta, šalje obaveštenje firmi o izvršenom plaćanju računa</text:span></text:p>
      <text:p text:style-name="P23"><text:span text:style-name="T23">3. Preduslovi: </text:span><text:span text:style-name="T33">Račun je ranije generisan u sistemu, poručene sirovine su stigle, </text:span><text:span text:style-name="T35">moguće je unošenje u bazu sirovina,</text:span><text:span text:style-name="T33"> izvršena je uplata</text:span></text:p>
      <text:p text:style-name="P25"><text:span text:style-name="T23">4. </text:span><text:span text:style-name="T21">Postuslovi: </text:span><text:span text:style-name="T29">Plaćeni račun je uklonjen iz liste neplaćenih računa, plaćanje je evidentirano u troškove firme</text:span></text:p>
      <text:p text:style-name="P25"><text:span text:style-name="T21">5. Osnovni tok:</text:span></text:p>
      <text:list xml:id="list5248228186204831233" text:style-name="L2">
        <text:list-item>
          <text:p text:style-name="P31"><text:span text:style-name="T21">Dobavljač doprema sirovine.</text:span></text:p>
        </text:list-item>
        <text:list-item>
          <text:p text:style-name="P32"><text:span text:style-name="T21">Magacioner unosi dopremljene sirovine u bazu sirovina.</text:span></text:p>
        </text:list-item>
        <text:list-item>
          <text:p text:style-name="P32"><text:span text:style-name="T21">Sistem obaveštava knjigovođu o dospelim sirovinama.</text:span></text:p>
        </text:list-item>
        <text:list-item>
          <text:p text:style-name="P31"><text:span text:style-name="T21">Firma plaća </text:span><text:span text:style-name="T24">odgovarajući</text:span><text:span text:style-name="T21"> račun na žiro račun dobavljača.</text:span></text:p>
        </text:list-item>
        <text:list-item>
          <text:p text:style-name="P34"><text:span text:style-name="T21">Banka/pošta šalje obaveštenje firmi o izvršenoj uplati.</text:span></text:p>
        </text:list-item>
        <text:list-item>
          <text:p text:style-name="P32"><text:span text:style-name="T21">Knjigovođa </text:span><text:span text:style-name="T26">na osnovu obaveštenja iz banke</text:span><text:span text:style-name="T21"> označava odgovarajući račun u sistemu kao plaćen I on se briše iz liste neplaćenih računa.</text:span></text:p>
        </text:list-item>
      </text:list>
      <text:p text:style-name="P27"><text:span text:style-name="T21">6. Alternativni tok:</text:span></text:p>
      <text:p text:style-name="P29"><text:span text:style-name="T29"><text:tab/></text:span><text:span text:style-name="T21">2, 5: Ne</text:span><text:span text:style-name="T25">mogućnost pristupa sistemu</text:span><text:span text:style-name="T21">: </text:span><text:span text:style-name="T29">Ukoliko u trenutku kada dobavljač doprema sirovine <text:tab/>sistemu nije moguće pristupiti, magacioner u posebnu svesku zapisuje dospele sirovine </text:span><text:span text:style-name="T37">I <text:tab/>ažurira stanje u bazi kada to bude bilo moguće</text:span><text:span text:style-name="T29">. Slučaj upotrebe se nastavlja na koraku </text:span><text:span text:style-name="T36">2</text:span><text:span text:style-name="T29">. <text:tab/></text:span><text:span text:style-name="T36">Ukoliko u trenutku kada knjigovođa treba da obeleženi račun sistemu nije moguće pristupiti <text:tab/>zbog istog razloga, knjigovođa beleži u posebnu svesku plaćeni račun </text:span><text:span text:style-name="T37">I ažurira stanje među <text:tab/>računima kada bude imao obezbeđen pristup sistemu</text:span><text:span text:style-name="T36">. Slučaj upotrebe nastavlja se na koraku <text:s text:c="8"/></text:span></text:p>
      <text:p text:style-name="P27"><text:span text:style-name="T36"/></text:p>
      <text:p text:style-name="P16"><text:span text:style-name="T46">Podslučaj </text:span><text:span text:style-name="T48">2</text:span><text:span text:style-name="T46">: </text:span><text:span text:style-name="T49">Pla</text:span><text:span text:style-name="T50">ćanje računa </text:span><text:span text:style-name="T51">koji pristižu u papirnoj formi</text:span></text:p>
      <text:p text:style-name="P16"><text:span text:style-name="T22">1. Kratak opis: </text:span><text:span text:style-name="T30">Proces </text:span><text:span text:style-name="T37">unošenja u sistem i</text:span><text:span text:style-name="T30"> plaćanja računa </text:span><text:span text:style-name="T37">koji u firmu pristižu u papirnoj formi (troškovi za komunalije</text:span><text:span text:style-name="T38">, porez, itd)</text:span><text:span text:style-name="T30">.</text:span></text:p>
      <text:p text:style-name="P24"><text:span text:style-name="T21">2. Učesnici:</text:span></text:p>
      <text:p text:style-name="P24"><text:span text:style-name="T21"><text:tab/></text:span><text:span text:style-name="T31">Knjigovođa</text:span><text:span text:style-name="T29"> – </text:span><text:span text:style-name="T31">želi brz</text:span><text:span text:style-name="T38">o pravljenje računa na osnovu unetih podataka</text:span></text:p>
      <text:p text:style-name="P24"><text:span text:style-name="T38"><text:tab/></text:span><text:span text:style-name="T39">Posrednik – banka ili pošta, šalje obaveštenje firmi o izvršenom plaćanju računa</text:span></text:p>
      <text:p text:style-name="P24"><text:span text:style-name="T23">3. Preduslovi: </text:span><text:span text:style-name="T38">Račun je stigao u firmu</text:span></text:p>
      <text:p text:style-name="P26"><text:span text:style-name="T23">4. </text:span><text:span text:style-name="T21">Postuslovi: </text:span><text:span text:style-name="T39">R</text:span><text:span text:style-name="T29">ačun je </text:span><text:span text:style-name="T39">zabeležen u sistem, plaćen i</text:span><text:span text:style-name="T29"> uklonjen iz liste neplaćenih računa, plaćanje je evidentirano u troškove firme.</text:span></text:p>
      <text:p text:style-name="P26"><text:soft-page-break/><text:span text:style-name="T21">5. Osnovni tok:</text:span></text:p>
      <text:list xml:id="list4129442446052622381" text:style-name="L3">
        <text:list-item>
          <text:p text:style-name="P35"><text:span text:style-name="T38">Knjigovođa unosi podatke sa papirnog računa u sistem, na osnovu čega se kreira račun u elektronskoj formi, koji se </text:span><text:span text:style-name="T39">zatim</text:span><text:span text:style-name="T38"> podvodi među neplaćene račune.</text:span></text:p>
        </text:list-item>
        <text:list-item>
          <text:p text:style-name="P36"><text:span text:style-name="T29">Firma vrši plaćanje dospelog računa </text:span><text:span text:style-name="T39">u banci ili pošti</text:span><text:span text:style-name="T29">.</text:span></text:p>
        </text:list-item>
        <text:list-item>
          <text:p text:style-name="P37"><text:span text:style-name="T29">Banka/pošta šalje obaveštenje o uplati odgovarajućeg računa.</text:span></text:p>
        </text:list-item>
        <text:list-item>
          <text:p text:style-name="P33"><text:span text:style-name="T21">Knjigovođa </text:span><text:span text:style-name="T26">na osnovu obaveštenja iz banke/pošte označava odgovarajući račun kao plaćen I on se briše iz liste neplaćenih računa.</text:span></text:p>
        </text:list-item>
      </text:list>
      <text:p text:style-name="P28"><text:span text:style-name="T21">6. Alternativni tok:</text:span></text:p>
      <text:p text:style-name="P28"><text:span text:style-name="T29"><text:tab/></text:span><text:span text:style-name="T27">1</text:span><text:span text:style-name="T21">, </text:span><text:span text:style-name="T27">4</text:span><text:span text:style-name="T21">: Ne</text:span><text:span text:style-name="T27">mogućnost pristupa sistemu</text:span><text:span text:style-name="T21">: </text:span><text:span text:style-name="T40">Ako knjigovođa ne može da zabeleži pristigli račun u <text:tab/>sistem,</text:span><text:span text:style-name="T29"><text:tab/></text:span><text:span text:style-name="T40">potrebno je da ga zapiše u posebnu svesku I ažurira stanje u sistemu kada to bude <text:tab/>bilo moguće. Slučaj upotrebe se može nastaviti na koraku 2. </text:span><text:span text:style-name="T41">Slična radanja se primenjuje <text:tab/>ukoliko se isti problem javi u koraku 4, s tim što se slučaj upotrebe završava kada <text:tab/>knjigovođa sve uredno ažurira u sistem.</text:span></text:p>
      <text:p text:style-name="P28"><text:span text:style-name="T41"/></text:p>
      <text:h text:style-name="P49" text:outline-level="2">Slučaj upotrebe: <text:span text:style-name="T1">Prikazivanje statistika vezanih za prihode I troškove firme</text:span></text:h>
      <text:p text:style-name="P20"><text:span text:style-name="T1">1. Kratak opis: </text:span><text:span text:style-name="T4">Sistem na osnovu odgovarajućih parametara (npr. vremenski period) računa I prikazuje podatke o prihodima ili troškovima firme.</text:span></text:p>
      <text:p text:style-name="P21"><text:span text:style-name="T1">2. Učesnici:</text:span></text:p>
      <text:p text:style-name="P21"><text:span text:style-name="T1"><text:tab/></text:span><text:span text:style-name="T3">Knjigovođa – želi efikasno računanje raznih statistika na osnovu podataka u sistemu</text:span></text:p>
      <text:p text:style-name="P21"><text:span text:style-name="T1">3. Preduslovi: </text:span><text:span text:style-name="T3">omogućen je pristup sistemu, podaci u sistemu su ažurni, omogućen pristup bazi računa.</text:span></text:p>
      <text:p text:style-name="P21"><text:span text:style-name="T1">4. Postuslovi: </text:span><text:span text:style-name="T3">Sistem je </text:span><text:span text:style-name="T5">izračunao</text:span><text:span text:style-name="T3"> odgovarajuću statistiku.</text:span></text:p>
      <text:p text:style-name="P21"><text:span text:style-name="T1">5. Osnovni tok:</text:span></text:p>
      <text:list xml:id="list1853688736725579243" text:style-name="L4">
        <text:list-item>
          <text:p text:style-name="P38"><text:span text:style-name="T42">Knjigovođa bira parametre i vrstu statistike koja treba da se prikaže.</text:span></text:p>
        </text:list-item>
        <text:list-item>
          <text:p text:style-name="P39"><text:span text:style-name="T42">Sistem izračunava statistiku </text:span><text:span text:style-name="T43">I čuva je u posebnom fajlu.</text:span></text:p>
        </text:list-item>
      </text:list>
      <text:p text:style-name="P30"><text:span text:style-name="T21">6. Alternativni tok:</text:span></text:p>
      <text:p text:style-name="P30"><text:span text:style-name="T29"><text:tab/></text:span><text:span text:style-name="T21">1: Izabran</text:span><text:span text:style-name="T28">e </text:span><text:span text:style-name="T21">su neodgovarajuć</text:span><text:span text:style-name="T28">e vrednosti</text:span><text:span text:style-name="T21"> paramet</text:span><text:span text:style-name="T28">ara</text:span><text:span text:style-name="T21">: </text:span><text:span text:style-name="T29">Sistem upozorava korisnika </text:span><text:span text:style-name="T44">da <text:tab/>nije moguće izračunati statistiku za date vrednosti parametara. Slučaj upotrebe nastavlja se <text:tab/>na koraku 1.</text:span></text:p>
      <text:p text:style-name="P40"><text:span text:style-name="T43"/></text:p>
      <text:list xml:id="list234233243448943" text:continue-numbering="true" text:style-name="L4">
        <text:list-header>
          <text:p text:style-name="P39"><text:span text:style-name="T42"><text:s/></text:span></text:p>
        </text:list-header>
      </text:list>
      <text:p text:style-name="P17"><text:span text:style-name="T4"/></text:p>
      <text:p text:style-name="P23"><text:span text:style-name="T32"><text:tab/></text:span></text:p>
      <text:p text:style-name="P15"><text:span text:style-name="T32"><text:tab/></text:span></text:p>
      <text:p text:style-name="P15"><text:span text:style-name="T21"/></text:p>
      <text:p text:style-name="P7"/>
      <text:p text:style-name="P8"/>
      <text:p text:style-name="Text_20_body"><text:tab/></text:p>
      <text:p text:style-name="P9"><text:tab/></text:p>
      <text:p text:style-name="P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8:52:20.645159157</meta:creation-date>
    <dc:date>2017-11-12T23:42:17.510206498</dc:date>
    <meta:editing-duration>PT1H1M3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78" meta:word-count="946" meta:character-count="6332" meta:non-whitespace-character-count="5400"/>
  </office:meta>
</office:document-meta>
</file>